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koerbe" style:family="table">
      <style:table-properties style:width="10.1139in" table:align="left"/>
    </style:style>
    <style:style style:name="koerbe.A" style:family="table-column">
      <style:table-column-properties style:column-width="0.85in"/>
    </style:style>
    <style:style style:name="koerbe.B" style:family="table-column">
      <style:table-column-properties style:column-width="2.0049in"/>
    </style:style>
    <style:style style:name="koerbe.C" style:family="table-column">
      <style:table-column-properties style:column-width="2.0042in"/>
    </style:style>
    <style:style style:name="koerbe.D" style:family="table-column">
      <style:table-column-properties style:column-width="1.9583in"/>
    </style:style>
    <style:style style:name="koerbe.E" style:family="table-column">
      <style:table-column-properties style:column-width="1.8535in"/>
    </style:style>
    <style:style style:name="koerbe.F" style:family="table-column">
      <style:table-column-properties style:column-width="1.4431in"/>
    </style:style>
    <style:style style:name="koerbe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koerbe.F1" style:family="table-cell">
      <style:table-cell-properties fo:background-color="#808080" fo:padding="0.0382in" fo:border="0.05pt solid #000000">
        <style:background-image/>
      </style:table-cell-properties>
    </style:style>
    <style:style style:name="koerbe.A2" style:family="table-cell">
      <style:table-cell-properties fo:padding="0.0382in" fo:border-left="0.05pt solid #000000" fo:border-right="none" fo:border-top="none" fo:border-bottom="0.05pt solid #000000"/>
    </style:style>
    <style:style style:name="koerbe.B2" style:family="table-cell">
      <style:table-cell-properties fo:padding="0.0382in" fo:border-left="0.05pt solid #000000" fo:border-right="none" fo:border-top="none" fo:border-bottom="0.05pt solid #000000"/>
    </style:style>
    <style:style style:name="koerbe.C2" style:family="table-cell">
      <style:table-cell-properties fo:padding="0.0382in" fo:border-left="0.05pt solid #000000" fo:border-right="none" fo:border-top="none" fo:border-bottom="0.05pt solid #000000"/>
    </style:style>
    <style:style style:name="koerbe.D2" style:family="table-cell">
      <style:table-cell-properties fo:padding="0.0382in" fo:border-left="0.05pt solid #000000" fo:border-right="none" fo:border-top="none" fo:border-bottom="0.05pt solid #000000"/>
    </style:style>
    <style:style style:name="koerbe.E2" style:family="table-cell">
      <style:table-cell-properties fo:padding="0.0382in" fo:border-left="0.05pt solid #000000" fo:border-right="none" fo:border-top="none" fo:border-bottom="0.05pt solid #000000"/>
    </style:style>
    <style:style style:name="koerbe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paragraph-rsid="001965e1"/>
    </style:style>
    <style:style style:name="P2" style:family="paragraph" style:parent-style-name="Standard">
      <style:text-properties style:font-name="Liberation Sans" officeooo:paragraph-rsid="001c6ca3"/>
    </style:style>
    <style:style style:name="P3" style:family="paragraph" style:parent-style-name="Standard">
      <style:text-properties style:font-name="Liberation Sans" officeooo:paragraph-rsid="001e0abb"/>
    </style:style>
    <style:style style:name="P4" style:family="paragraph" style:parent-style-name="Standard">
      <style:text-properties officeooo:paragraph-rsid="001965e1"/>
    </style:style>
    <style:style style:name="P5" style:family="paragraph" style:parent-style-name="Text_20_body">
      <style:text-properties officeooo:paragraph-rsid="00188bad"/>
    </style:style>
    <style:style style:name="P6" style:family="paragraph" style:parent-style-name="Table_20_Contents">
      <style:text-properties fo:color="#ffffff" style:font-name="Liberation Sans" fo:font-weight="bold" officeooo:rsid="001965e1" officeooo:paragraph-rsid="001965e1" style:font-weight-asian="bold" style:font-weight-complex="bold"/>
    </style:style>
    <style:style style:name="P7" style:family="paragraph" style:parent-style-name="Table_20_Contents">
      <style:text-properties fo:color="#ffffff" style:font-name="Liberation Sans" fo:font-weight="bold" officeooo:rsid="00197515" officeooo:paragraph-rsid="00197515" style:font-weight-asian="bold" style:font-weight-complex="bold"/>
    </style:style>
    <style:style style:name="P8" style:family="paragraph" style:parent-style-name="Table_20_Contents">
      <style:text-properties fo:color="#ffffff" style:font-name="Liberation Sans" fo:font-weight="bold" officeooo:rsid="001c6ca3" officeooo:paragraph-rsid="001c6ca3" style:font-weight-asian="bold" style:font-weight-complex="bold"/>
    </style:style>
    <style:style style:name="P9" style:family="paragraph" style:parent-style-name="Table_20_Contents">
      <style:text-properties fo:color="#ffffff" style:font-name="Liberation Sans" fo:font-weight="bold" officeooo:rsid="001e0abb" officeooo:paragraph-rsid="001e0abb" style:font-weight-asian="bold" style:font-weight-complex="bold"/>
    </style:style>
    <style:style style:name="P10" style:family="paragraph" style:parent-style-name="Standard">
      <style:text-properties style:font-name="Liberation Sans" officeooo:paragraph-rsid="0024b125"/>
    </style:style>
    <style:style style:name="P11" style:family="paragraph" style:parent-style-name="Heading_20_2">
      <style:text-properties officeooo:paragraph-rsid="00188bad"/>
    </style:style>
    <style:style style:name="P12" style:family="paragraph" style:parent-style-name="Heading_20_1"/>
    <style:style style:name="P13" style:family="paragraph" style:parent-style-name="Table_20_Contents">
      <style:text-properties fo:color="#ffffff" style:font-name="Liberation Sans" fo:font-weight="bold" officeooo:rsid="0024b125" officeooo:paragraph-rsid="0024b125" style:font-weight-asian="bold" style:font-weight-complex="bold"/>
    </style:style>
    <style:style style:name="P14" style:family="paragraph">
      <loext:graphic-properties draw:fill="none" draw:fill-color="#ffffff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15" style:family="paragraph">
      <loext:graphic-properties draw:fill="none" draw:fill-color="#ffffff"/>
      <style:text-properties fo:font-size="12pt"/>
    </style:style>
    <style:style style:name="T1" style:family="text">
      <style:text-properties officeooo:rsid="0020c4d7"/>
    </style:style>
    <style:style style:name="T2" style:family="text"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T3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epot.kurzzeichen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float" office:value="0" text:name="depot.adresszeilen.0"/>
        <text:user-field-decl office:value-type="float" office:value="0" text:name="depot.adresszeilen.1"/>
        <text:user-field-decl office:value-type="float" office:value="0" text:name="depot.adresszeilen.2"/>
        <text:user-field-decl office:value-type="float" office:value="0" text:name="depot.adresszeilen.3"/>
        <text:user-field-decl office:value-type="float" office:value="0" text:name="depot.apVorname"/>
        <text:user-field-decl office:value-type="float" office:value="0" text:name="depot.apName"/>
        <text:user-field-decl office:value-type="float" office:value="0" text:name="depot.apTelefon"/>
        <text:user-field-decl office:value-type="float" office:value="0" text:name="depot.apEmail"/>
        <text:user-field-decl office:value-type="float" office:value="0" text:name="depot.vVorname"/>
        <text:user-field-decl office:value-type="float" office:value="0" text:name="depot.vName"/>
        <text:user-field-decl office:value-type="float" office:value="0" text:name="depot.vTelefon"/>
        <text:user-field-decl office:value-type="float" office:value="0" text:name="depot.vEmail"/>
        <text:user-field-decl office:value-type="float" office:value="0" text:name="tour.name"/>
      </text:user-field-decls>
      <text:h text:style-name="P11" text:outline-level="2"><text:span text:style-name="T1">Postlieferung </text:span><text:span text:style-name="T1"><draw:frame text:anchor-type="as-char" svg:y="-0.2118in" draw:z-index="0" draw:name="datum | date: &quot;EEE, dd.MM.yyyy&quot;" draw:style-name="gr1" draw:text-style-name="P14" svg:width="1.5433in" svg:height="0.2587in"><draw:text-box><text:p><text:span text:style-name="T2">datum</text:span></text:p></draw:text-box></draw:frame></text:span></text:h>
      <text:p text:style-name="P5"/>
      <table:table table:name="koerbe" table:style-name="koerbe">
        <table:table-column table:style-name="koerbe.A"/>
        <table:table-column table:style-name="koerbe.B"/>
        <table:table-column table:style-name="koerbe.C"/>
        <table:table-column table:style-name="koerbe.D"/>
        <table:table-column table:style-name="koerbe.E"/>
        <table:table-column table:style-name="koerbe.F"/>
        <table:table-header-rows>
          <table:table-row>
            <table:table-cell table:style-name="koerbe.A1" office:value-type="string">
              <text:p text:style-name="P6">Abo Nr.</text:p>
            </table:table-cell>
            <table:table-cell table:style-name="koerbe.A1" office:value-type="string">
              <text:p text:style-name="P9">Abotyp</text:p>
            </table:table-cell>
            <table:table-cell table:style-name="koerbe.A1" office:value-type="string">
              <text:p text:style-name="P13">Zusatz</text:p>
            </table:table-cell>
            <table:table-cell table:style-name="koerbe.A1" office:value-type="string">
              <text:p text:style-name="P6">Kunde</text:p>
            </table:table-cell>
            <table:table-cell table:style-name="koerbe.A1" office:value-type="string">
              <text:p text:style-name="P8">Strasse</text:p>
            </table:table-cell>
            <table:table-cell table:style-name="koerbe.F1" office:value-type="string">
              <text:p text:style-name="P7">PLZ Ort</text:p>
            </table:table-cell>
          </table:table-row>
        </table:table-header-rows>
        <table:table-row>
          <table:table-cell table:style-name="koerbe.A2" office:value-type="string">
            <text:p text:style-name="P3"><draw:frame text:anchor-type="as-char" svg:y="-0.1437in" draw:z-index="1" draw:name="abo.id" draw:style-name="gr2" draw:text-style-name="P15" svg:width="0.987in" svg:height="0.1925in"><draw:text-box><text:p><text:span text:style-name="T3">Nr.</text:span></text:p></draw:text-box></draw:frame></text:p>
          </table:table-cell>
          <table:table-cell table:style-name="koerbe.B2" office:value-type="string">
            <text:p text:style-name="P3"><draw:frame text:anchor-type="as-char" svg:y="-0.1437in" draw:z-index="5" draw:name="&quot;&quot; | bg-color: &quot;@abotyp.farbCode&quot;" draw:style-name="gr2" draw:text-style-name="P15" svg:width="0.2039in" svg:height="0.1925in"><draw:text-box><text:p><text:span text:style-name="T3"><text:s/></text:span></text:p></draw:text-box></draw:frame><draw:frame text:anchor-type="as-char" svg:y="-0.1437in" draw:z-index="6" draw:name="abotyp.name" draw:style-name="gr2" draw:text-style-name="P15" svg:width="1.3252in" svg:height="0.1925in"><draw:text-box><text:p><text:span text:style-name="T3"><text:s/></text:span><text:span text:style-name="T3">Abotyp</text:span></text:p></draw:text-box></draw:frame></text:p>
          </table:table-cell>
          <table:table-cell table:style-name="koerbe.C2" office:value-type="string">
            <text:p text:style-name="P10"><draw:frame text:anchor-type="as-char" svg:y="-0.1437in" draw:z-index="7" draw:name="zusatzKoerbeConcatenation" draw:style-name="gr2" draw:text-style-name="P15" svg:width="1.3252in" svg:height="0.1925in"><draw:text-box><text:p><text:span text:style-name="T3">Zusatzabotypen</text:span></text:p></draw:text-box></draw:frame></text:p>
          </table:table-cell>
          <table:table-cell table:style-name="koerbe.D2" office:value-type="string">
            <text:p text:style-name="P1"><draw:frame text:anchor-type="as-char" svg:y="-0.1437in" draw:z-index="2" draw:name="kunde.bezeichnung" draw:style-name="gr2" draw:text-style-name="P15" svg:width="1.5433in" svg:height="0.1925in"><draw:text-box><text:p><text:span text:style-name="T3">Kunde</text:span></text:p></draw:text-box></draw:frame></text:p>
          </table:table-cell>
          <table:table-cell table:style-name="koerbe.E2" office:value-type="string">
            <text:p text:style-name="P2"><draw:frame text:anchor-type="as-char" svg:y="-0.1437in" draw:z-index="4" draw:name="kunde.strasseUndNummer" draw:style-name="gr2" draw:text-style-name="P15" svg:width="1.5433in" svg:height="0.1925in"><draw:text-box><text:p><text:span text:style-name="T3">PLZ Ort</text:span></text:p></draw:text-box></draw:frame></text:p>
          </table:table-cell>
          <table:table-cell table:style-name="koerbe.F2" office:value-type="string">
            <text:p text:style-name="P1"><draw:frame text:anchor-type="as-char" svg:y="-0.1437in" draw:z-index="3" draw:name="kunde.plzOrt" draw:style-name="gr2" draw:text-style-name="P15" svg:width="1.5433in" svg:height="0.1925in"><draw:text-box><text:p><text:span text:style-name="T3">PLZ Ort</text:span></text:p></draw:text-box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OpenOlitor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3T11:36:44.416360645</meta:creation-date>
    <dc:date>2017-08-31T14:14:05.459775634</dc:date>
    <meta:editing-duration>PT1H30M38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1" meta:paragraph-count="14" meta:word-count="10" meta:character-count="62" meta:non-whitespace-character-count="59"/>
  </office:meta>
</office:document-meta>
</file>